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officeooo:rsid="001a4968" officeooo:paragraph-rsid="001a4968"/>
    </style:style>
    <style:style style:name="T1" style:family="text">
      <style:text-properties officeooo:rsid="001af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eek I worked for 4 hours</text:p>
      <text:p text:style-name="P1"/>
      <text:p text:style-name="P1"><text:tab/>I worked on the time of flight sensors. There are quite a few library options for using them, but none of them are very easy to use or understand. I did not make loads of progress on making them work. The one library that was kind of easy to use makes the assumption that you are only using one sensor. <text:span text:style-name="T1">I tried to figure out a way to extend the library but in the end it was going to be nearly as much work as writing my own library and driver. </text:span></text:p>
      <text:p text:style-name="P1"><text:tab/><text:span text:style-name="T1">This coming week, I am going to keep working on it. I hope to find a library that is an easy solution, but more likely I am going to buckle in and figure out what I can do with the more powerful librari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1:44:17.464897095</meta:creation-date>
    <dc:date>2025-10-20T12:11:15.030322120</dc:date>
    <meta:editing-duration>PT26M58S</meta:editing-duration>
    <meta:editing-cycles>2</meta:editing-cycles>
    <meta:generator>LibreOffice/25.8.2.2$Linux_X86_64 LibreOffice_project/d401f2107ccab8f924a8e2df40f573aab7605b6f</meta:generator>
    <meta:document-statistic meta:table-count="0" meta:image-count="0" meta:object-count="0" meta:page-count="1" meta:paragraph-count="3" meta:word-count="141" meta:character-count="683" meta:non-whitespace-character-count="541"/>
  </office:meta>
</office:document-meta>
</file>